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3" style:parent-style-name="DefaultParagraphFont" style:family="text">
      <style:text-properties style:font-name="Times New Roman" style:font-name-complex="Times New Roman" fo:font-weight="bold" style:font-weight-asian="bold" style:font-weight-complex="bold" fo:color="#801900" fo:font-size="16pt" style:font-size-asian="16pt" style:font-size-complex="16pt"/>
    </style:style>
    <style:style style:name="P4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5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6" style:parent-style-name="Standard" style:family="paragraph">
      <style:text-properties style:font-name="Times New Roman" style:font-name-complex="Times New Roman" fo:font-weight="bold" style:font-weight-asian="bold" style:font-weight-complex="bold" fo:color="#801900" fo:font-size="16pt" style:font-size-asian="16pt" style:font-size-complex="16pt"/>
    </style:style>
    <style:style style:name="P7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8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0" style:parent-style-name="Standard" style:family="paragraph">
      <style:text-properties style:font-name="Times New Roman" style:font-name-complex="Times New Roman" fo:font-weight="bold" style:font-weight-asian="bold" style:font-weight-complex="bold" fo:color="#801900" fo:font-size="16pt" style:font-size-asian="16pt" style:font-size-complex="16pt"/>
    </style:style>
    <style:style style:name="P11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2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13" style:parent-style-name="DefaultParagraphFont" style:family="text">
      <style:text-properties style:font-name="Times New Roman" style:font-name-complex="Times New Roman" fo:font-weight="bold" style:font-weight-asian="bold" style:font-weight-complex="bold" fo:color="#801900" fo:font-size="16pt" style:font-size-asian="16pt" style:font-size-complex="16pt"/>
    </style:style>
    <style:style style:name="T14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5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6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7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18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19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20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21" style:parent-style-name="Standard" style:family="paragraph">
      <style:text-properties style:font-name="Times New Roman" style:font-name-complex="Times New Roman" fo:font-weight="bold" style:font-weight-asian="bold" style:font-weight-complex="bold" fo:color="#801900" fo:font-size="16pt" style:font-size-asian="16pt" style:font-size-complex="16pt"/>
    </style:style>
    <style:style style:name="P22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23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24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25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26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27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28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29" style:parent-style-name="Standard" style:family="paragraph">
      <style:text-properties style:font-name="Times New Roman" style:font-name-complex="Times New Roman" fo:font-weight="bold" style:font-weight-asian="bold" style:font-weight-complex="bold" fo:color="#801900" fo:font-size="16pt" style:font-size-asian="16pt" style:font-size-complex="16pt"/>
    </style:style>
    <style:style style:name="P30" style:parent-style-name="Standard" style:family="paragraph">
      <style:text-properties style:font-name="Times New Roman" style:font-name-complex="Times New Roman" fo:font-weight="bold" style:font-weight-asian="bold" style:font-weight-complex="bold" fo:color="#801900" fo:font-size="16pt" style:font-size-asian="16pt" style:font-size-complex="16pt"/>
    </style:style>
    <style:style style:name="T31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32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33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34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35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36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37" style:parent-style-name="Standard" style:family="paragraph">
      <style:text-properties style:font-name="Times New Roman" style:font-name-complex="Times New Roman" fo:font-weight="bold" style:font-weight-asian="bold" style:font-weight-complex="bold" fo:color="#801900" fo:font-size="16pt" style:font-size-asian="16pt" style:font-size-complex="16pt"/>
    </style:style>
    <style:style style:name="P38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39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40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41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42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43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44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45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46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47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48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49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50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51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52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53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54" style:parent-style-name="Standard" style:family="paragraph">
      <style:text-properties style:font-name="Times New Roman" style:font-name-complex="Times New Roman" fo:font-weight="bold" style:font-weight-asian="bold" style:font-weight-complex="bold" fo:color="#7E0021" fo:font-size="16pt" style:font-size-asian="16pt" style:font-size-complex="16pt"/>
    </style:style>
    <style:style style:name="P55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56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57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58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59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60" style:parent-style-name="Standard" style:family="paragraph">
      <style:text-properties style:font-name="Times New Roman" style:font-name-complex="Times New Roman" fo:font-weight="bold" style:font-weight-asian="bold" style:font-weight-complex="bold" fo:color="#7E0021" fo:font-size="16pt" style:font-size-asian="16pt" style:font-size-complex="16pt"/>
    </style:style>
    <style:style style:name="P61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62" style:parent-style-name="Standard" style:family="paragraph">
      <style:text-properties style:font-name="Times New Roman" style:font-name-complex="Times New Roman" fo:font-weight="bold" style:font-weight-asian="bold" style:font-weight-complex="bold" fo:color="#77216F" fo:font-size="16pt" style:font-size-asian="16pt" style:font-size-complex="16pt"/>
    </style:style>
    <style:style style:name="P63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64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65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66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67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68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69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70" style:parent-style-name="Standard" style:family="paragraph">
      <style:text-properties style:font-name="Times New Roman" style:font-name-complex="Times New Roman" fo:font-weight="bold" style:font-weight-asian="bold" style:font-weight-complex="bold" fo:color="#7E0021" fo:font-size="16pt" style:font-size-asian="16pt" style:font-size-complex="16pt"/>
    </style:style>
    <style:style style:name="P71" style:parent-style-name="Standard" style:family="paragraph">
      <style:text-properties style:font-name="Times New Roman" style:font-name-complex="Times New Roman" fo:font-weight="bold" style:font-weight-asian="bold" style:font-weight-complex="bold" fo:color="#7E0021" fo:font-size="16pt" style:font-size-asian="16pt" style:font-size-complex="16pt"/>
    </style:style>
    <style:style style:name="P72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73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74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75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76" style:parent-style-name="Standard" style:family="paragraph">
      <style:text-properties style:font-name="Times New Roman" style:font-name-complex="Times New Roman" fo:font-weight="bold" style:font-weight-asian="bold" style:font-weight-complex="bold" fo:color="#7E0021" fo:font-size="16pt" style:font-size-asian="16pt" style:font-size-complex="16pt"/>
    </style:style>
    <style:style style:name="P77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78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79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80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81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/>
    </style:style>
    <style:style style:name="P82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83" style:parent-style-name="Standard" style:family="paragraph">
      <style:text-properties style:font-name="Times New Roman" style:font-name-complex="Times New Roman" fo:font-weight="bold" style:font-weight-asian="bold" style:font-weight-complex="bold" fo:color="#7E0021" fo:font-size="16pt" style:font-size-asian="16pt" style:font-size-complex="16pt"/>
    </style:style>
    <style:style style:name="P84" style:parent-style-name="Standard" style:family="paragraph">
      <style:text-properties style:font-name="Times New Roman" style:font-name-complex="Times New Roman" fo:font-weight="bold" style:font-weight-asian="bold" style:font-weight-complex="bold" fo:color="#7E0021" fo:font-size="16pt" style:font-size-asian="16pt" style:font-size-complex="16pt"/>
    </style:style>
    <style:style style:name="P85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86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87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88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89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90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91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92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93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94" style:parent-style-name="Standard" style:family="paragraph">
      <style:text-properties style:font-name="Times New Roman" style:font-name-complex="Times New Roman" fo:font-weight="bold" style:font-weight-asian="bold" style:font-weight-complex="bold" fo:color="#7E0021" fo:font-size="16pt" style:font-size-asian="16pt" style:font-size-complex="16pt"/>
    </style:style>
    <style:style style:name="P95" style:parent-style-name="Standard" style:family="paragraph">
      <style:text-properties style:font-name="Times New Roman" style:font-name-complex="Times New Roman" fo:font-weight="bold" style:font-weight-asian="bold" style:font-weight-complex="bold" fo:color="#7E0021" fo:font-size="16pt" style:font-size-asian="16pt" style:font-size-complex="16pt"/>
    </style:style>
    <style:style style:name="P96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/>
    </style:style>
    <style:style style:name="P97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98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99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100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101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102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103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104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105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106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107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108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109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110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111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112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113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114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115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116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117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18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19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20" style:parent-style-name="Standard" style:family="paragraph">
      <style:text-properties style:font-name="Times New Roman" style:font-name-complex="Times New Roman" fo:font-weight="bold" style:font-weight-asian="bold" style:font-weight-complex="bold" fo:color="#7E0021" fo:font-size="16pt" style:font-size-asian="16pt" style:font-size-complex="16pt"/>
    </style:style>
    <style:style style:name="P121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22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123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124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125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126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127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128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129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130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131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132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133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134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135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36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37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38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39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140" style:parent-style-name="DefaultParagraphFont" style:family="text">
      <style:text-properties style:font-name="Times New Roman" style:font-name-complex="Times New Roman" fo:font-weight="bold" style:font-weight-asian="bold" style:font-weight-complex="bold" fo:color="#7E0021" fo:font-size="16pt" style:font-size-asian="16pt" style:font-size-complex="16pt"/>
    </style:style>
    <style:style style:name="T141" style:parent-style-name="DefaultParagraphFont" style:family="text">
      <style:text-properties style:font-name="Times New Roman" style:font-name-complex="Times New Roman" fo:font-weight="bold" style:font-weight-asian="bold" style:font-weight-complex="bold" fo:color="#7E0021" fo:font-size="16pt" style:font-size-asian="16pt" style:font-size-complex="16pt"/>
    </style:style>
    <style:style style:name="P142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43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44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145" style:parent-style-name="DefaultParagraphFont" style:family="text">
      <style:text-properties style:font-name="Times New Roman" style:font-name-complex="Times New Roman" fo:font-weight="bold" style:font-weight-asian="bold" style:font-weight-complex="bold" fo:color="#7E0021" fo:font-size="16pt" style:font-size-asian="16pt" style:font-size-complex="16pt"/>
    </style:style>
    <style:style style:name="P146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47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148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149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150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151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152" style:parent-style-name="Standard" style:family="paragraph">
      <style:text-properties style:font-name="Times New Roman" style:font-name-complex="Times New Roman" fo:font-weight="bold" style:font-weight-asian="bold" style:font-weight-complex="bold" fo:color="#660066" fo:font-size="16pt" style:font-size-asian="16pt" style:font-size-complex="16pt"/>
    </style:style>
    <style:style style:name="P153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54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55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56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57" style:parent-style-name="Standard" style:family="paragraph">
      <style:text-properties style:font-name="Times New Roman" style:font-name-complex="Times New Roman" fo:font-weight="bold" style:font-weight-asian="bold" style:font-weight-complex="bold" fo:color="#7E0021" fo:font-size="16pt" style:font-size-asian="16pt" style:font-size-complex="16pt"/>
    </style:style>
    <style:style style:name="P158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59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60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61" style:parent-style-name="Standard" style:family="paragraph">
      <style:text-properties style:font-name="Times New Roman" style:font-name-complex="Times New Roman" fo:font-weight="bold" style:font-weight-asian="bold" style:font-weight-complex="bold" fo:color="#7E0021" fo:font-size="16pt" style:font-size-asian="16pt" style:font-size-complex="16pt"/>
    </style:style>
    <style:style style:name="P162" style:parent-style-name="Standard" style:family="paragraph">
      <style:text-properties style:font-name="Times New Roman" style:font-name-complex="Times New Roman" fo:font-weight="bold" style:font-weight-asian="bold" style:font-weight-complex="bold" fo:color="#7E0021" fo:font-size="16pt" style:font-size-asian="16pt" style:font-size-complex="16pt"/>
    </style:style>
    <style:style style:name="P163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64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65" style:parent-style-name="Standard" style:family="paragraph">
      <style:text-properties style:font-name="Times New Roman" style:font-name-complex="Times New Roman" fo:font-weight="bold" style:font-weight-asian="bold" style:font-weight-complex="bold" fo:color="#7E0021" fo:font-size="16pt" style:font-size-asian="16pt" style:font-size-complex="16pt"/>
    </style:style>
    <style:style style:name="P166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67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68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69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70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71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72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73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74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75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76" style:parent-style-name="Standard" style:family="paragraph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177" style:parent-style-name="Standard" style:family="paragraph">
      <style:text-properties style:font-name="Times New Roman" style:font-name-complex="Times New Roman" fo:font-weight="bold" style:font-weight-asian="bold" style:font-weight-complex="bold" fo:color="#7E0021" fo:font-size="16pt" style:font-size-asian="16pt" style:font-size-complex="16pt"/>
    </style:style>
    <style:style style:name="P178" style:parent-style-name="Standard" style:family="paragraph">
      <style:text-properties style:font-name="Times New Roman" style:font-name-complex="Times New Roman" fo:font-weight="bold" style:font-weight-asian="bold" style:font-weight-complex="bold" fo:color="#7E0021" fo:font-size="16pt" style:font-size-asian="16pt" style:font-size-complex="16pt"/>
    </style:style>
    <style:style style:name="P179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80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81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82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83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84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85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86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87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88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89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90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91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92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93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94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95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96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97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98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99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200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201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202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203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204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205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206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207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208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209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210" style:parent-style-name="Standard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Step 1.</text:span><text:span text:style-name="T3"><text:s/>$ sudo apt-get update</text:span></text:p>
      <text:p text:style-name="P4"/>
      <text:p text:style-name="P5">Step 2. (Only if Java is not installed)(Check command <text:s/>&gt;&gt;java -version)</text:p>
      <text:p text:style-name="P6">$ sudo apt-get install default-jdk <text:s/></text:p>
      <text:p text:style-name="P7"/>
      <text:p text:style-name="P8">Step 3</text:p>
      <text:p text:style-name="P9">(Install ssh)</text:p>
      <text:p text:style-name="P10">$ sudo apt-get install<text:s/>openssh-server</text:p>
      <text:p text:style-name="P11"/>
      <text:p text:style-name="P12">Step 4</text:p>
      <text:p text:style-name="Standard"><text:span text:style-name="T13">$ ssh-keygen -t rsa -P ""</text:span><text:span text:style-name="T14"><text:s text:c="3"/>(It will ask for file name press enter key)</text:span></text:p>
      <text:p text:style-name="P15"/>
      <text:p text:style-name="P16">Just press enter for password, don’t enter any password by yourself. Once done it will look like below:</text:p>
      <text:p text:style-name="P17"/>
      <text:p text:style-name="Standard"><text:span text:style-name="T18"><draw:frame draw:style-name="a0" draw:name="Picture 17" text:anchor-type="as-char" svg:x="0in" svg:y="0in" svg:width="4.43189in" svg:height="3.44528in" style:rel-width="scale" style:rel-height="scale"><draw:image xlink:href="media/image1.emf" xlink:type="simple" xlink:show="embed" xlink:actuate="onLoad"/><svg:title/><svg:desc/></draw:frame></text:span></text:p>
      <text:p text:style-name="P19"/>
      <text:p text:style-name="P20">Step 5</text:p>
      <text:p text:style-name="P21">$ cat $HOME/.ssh/id_rsa.pub &gt;&gt; $HOME/.ssh/authorized_keys</text:p>
      <text:p text:style-name="P22"/>
      <text:p text:style-name="P23"/>
      <text:p text:style-name="P24"/>
      <text:p text:style-name="P25"/>
      <text:p text:style-name="P26"/>
      <text:p text:style-name="P27">Step 6</text:p>
      <text:p text:style-name="P28"/>
      <text:soft-page-break/>
      <text:p text:style-name="P29">$ ssh localhost</text:p>
      <text:p text:style-name="P30"/>
      <text:p text:style-name="Standard"><text:span text:style-name="T31"><draw:frame draw:style-name="a1" draw:name="Picture 19" text:anchor-type="as-char" svg:x="0in" svg:y="0in" svg:width="5.61102in" svg:height="3.04567in" style:rel-width="scale" style:rel-height="scale"><draw:image xlink:href="media/image2.emf" xlink:type="simple" xlink:show="embed" xlink:actuate="onLoad"/><svg:title/><svg:desc/></draw:frame></text:span></text:p>
      <text:p text:style-name="P32"/>
      <text:p text:style-name="P33"/>
      <text:p text:style-name="P34">Step 7</text:p>
      <text:p text:style-name="P35">(EDIT bashrc file)</text:p>
      <text:p text:style-name="P36"/>
      <text:p text:style-name="P37">$ nano ~/.bashrc</text:p>
      <text:p text:style-name="P38"/>
      <text:p text:style-name="P39"/>
      <text:p text:style-name="P40">Add following lines in the end of file</text:p>
      <text:p text:style-name="P41"/>
      <text:p text:style-name="P42">export JAVA_HOME=/usr/lib/jvm/java-8-openjdk-amd64/jre</text:p>
      <text:p text:style-name="P43">export HADOOP_INSTALL=/home/rishabh/hadoop-2.7.0</text:p>
      <text:p text:style-name="P44">export<text:s/>PATH=$PATH:$HADOOP_INSTALL/bin</text:p>
      <text:p text:style-name="P45">export PATH=$PATH:$HADOOP_INSTALL/sbin</text:p>
      <text:p text:style-name="P46">export HADOOP_MAPRED_HOME=$HADOOP_INSTALL</text:p>
      <text:p text:style-name="P47">export HADOOP_COMMON_HOME=$HADOOP_INSTALL</text:p>
      <text:p text:style-name="P48">export HADOOP_HDFS_HOME=$HADOOP_INSTALL</text:p>
      <text:p text:style-name="P49">export YARN_HOME=$HADOOP_INSTALL</text:p>
      <text:p text:style-name="P50">export HADOOP_COMMON_LIB_NATIVE_DIR=$HADOOP_INSTALL/lib/native</text:p>
      <text:p text:style-name="P51">export HADOOP_OPTS="-Djava.library.path=$HADOOP_INSTALL/lib"</text:p>
      <text:p text:style-name="P52"><text:s/>Step 8</text:p>
      <text:p text:style-name="P53"/>
      <text:soft-page-break/>
      <text:p text:style-name="P54">$ source ~/.bashrc</text:p>
      <text:p text:style-name="P55"/>
      <text:p text:style-name="P56">Step 9</text:p>
      <text:p text:style-name="P57">(Open hadoop-env.sh frm /usr/local/hadoop/etc/hadoop</text:p>
      <text:p text:style-name="P58">Add below lines )</text:p>
      <text:p text:style-name="P59"/>
      <text:p text:style-name="P60">$ nano hadoop-env.sh</text:p>
      <text:p text:style-name="P61"/>
      <text:p text:style-name="P62">export JAVA_HOME =<text:s/>/usr/lib/jvm/java-7-openjdk-amd64</text:p>
      <text:p text:style-name="P63"/>
      <text:p text:style-name="P64"><text:s/></text:p>
      <text:p text:style-name="P65">Step 10</text:p>
      <text:p text:style-name="P66"/>
      <text:p text:style-name="P67">Now lets create the folder where hadoop will process the hdfs jobs</text:p>
      <text:p text:style-name="P68"/>
      <text:p text:style-name="P69"/>
      <text:p text:style-name="P70">$ sudo mkdir -p /home/hadoop10/hadoop_tmp/hdfs/namenode</text:p>
      <text:p text:style-name="P71">$ sudo mkdir -p /home/hadoop10/hadoop_tmp/hdfs/datanode</text:p>
      <text:p text:style-name="P72"/>
      <text:p text:style-name="P73">Assign hduser the ownership<text:s/>of the folder</text:p>
      <text:p text:style-name="P74"/>
      <text:p text:style-name="P75"/>
      <text:p text:style-name="P76">$ sudo chown -R rishabh /home/rishabh/hadoop_tmp</text:p>
      <text:p text:style-name="P77"/>
      <text:p text:style-name="P78">Step 11</text:p>
      <text:p text:style-name="P79"/>
      <text:p text:style-name="Standard"><text:span text:style-name="T80">Configure a few xml files (/usr/local/hadoop/etc/hadoop) and <text:s text:c="2"/></text:span><text:span text:style-name="T81">add below lines</text:span></text:p>
      <text:p text:style-name="P82"/>
      <text:p text:style-name="P83">$ nano core-site.xml <text:s/></text:p>
      <text:p text:style-name="P84"/>
      <text:p text:style-name="P85">&lt;configuration&gt;</text:p>
      <text:p text:style-name="P86">&lt;property&gt;</text:p>
      <text:p text:style-name="P87">&lt;name&gt;fs.default.name&lt;/name&gt;</text:p>
      <text:p text:style-name="P88">&lt;value&gt;hdfs://localhost:9000&lt;/value&gt;</text:p>
      <text:p text:style-name="P89">&lt;/property&gt;</text:p>
      <text:p text:style-name="P90">&lt;/configuration&gt;</text:p>
      <text:p text:style-name="P91"><text:s/></text:p>
      <text:p text:style-name="P92">Step 11 <text:s text:c="2"/>Open file <text:s/></text:p>
      <text:p text:style-name="P93"/>
      <text:p text:style-name="P94">$ nano hdfs-site.xml</text:p>
      <text:p text:style-name="P95"/>
      <text:p text:style-name="P96">add below lines</text:p>
      <text:p text:style-name="P97"/>
      <text:p text:style-name="P98">&lt;configuration&gt;</text:p>
      <text:p text:style-name="P99">&lt;!--Site specific YARN configuration properties --&gt;</text:p>
      <text:p text:style-name="P100"><text:s text:c="3"/>&lt;property&gt;</text:p>
      <text:p text:style-name="P101"><text:s text:c="8"/>&lt;name&gt;dfs.replication&lt;/name&gt;</text:p>
      <text:p text:style-name="P102"><text:s text:c="7"/><text:s/>&lt;value&gt;1&lt;/value&gt;</text:p>
      <text:p text:style-name="P103"><text:s text:c="3"/>&lt;/property&gt;</text:p>
      <text:p text:style-name="P104"/>
      <text:p text:style-name="P105"><text:s text:c="3"/>&lt;property&gt;</text:p>
      <text:p text:style-name="P106"><text:s text:c="8"/>&lt;name&gt;dfs.namenode.name.dir&lt;/name&gt;</text:p>
      <text:p text:style-name="P107"><text:s text:c="8"/>&lt;value&gt;file:/home/hadoop10/hadoop_tmp/hdfs/namenode&lt;/value&gt;</text:p>
      <text:p text:style-name="P108"><text:s text:c="3"/>&lt;/property&gt;</text:p>
      <text:p text:style-name="P109"/>
      <text:p text:style-name="P110"><text:s text:c="3"/>&lt;property&gt;</text:p>
      <text:p text:style-name="P111"><text:s text:c="8"/>&lt;name&gt; dfs.namenode.data.dir &lt;/name&gt;</text:p>
      <text:p text:style-name="P112"><text:s text:c="6"/>&lt;value&gt;<text:s/>file:/home/hadoop10/hadoop_tmp/hdfs/datanode &lt;/value&gt;</text:p>
      <text:p text:style-name="P113"><text:s text:c="3"/>&lt;/property&gt;</text:p>
      <text:p text:style-name="P114"/>
      <text:p text:style-name="P115">&lt;/configuration&gt;</text:p>
      <text:p text:style-name="P116"/>
      <text:p text:style-name="P117"/>
      <text:p text:style-name="P118">Step 12</text:p>
      <text:p text:style-name="P119"/>
      <text:p text:style-name="P120">$ nano yarn-site.xml</text:p>
      <text:p text:style-name="P121"/>
      <text:p text:style-name="P122">&lt;configuration&gt;</text:p>
      <text:p text:style-name="P123">&lt;!--Site specific YARN configuration properties --&gt;</text:p>
      <text:p text:style-name="P124"><text:s text:c="3"/>&lt;property&gt;</text:p>
      <text:p text:style-name="P125"><text:s text:c="8"/>&lt;name&gt;yarn.nodemanager.aux-services&lt;/name&gt;</text:p>
      <text:p text:style-name="P126"><text:s text:c="3"/><text:s text:c="5"/>&lt;value&gt;mapreduce_shuffle&lt;/value&gt;</text:p>
      <text:p text:style-name="P127"><text:s text:c="3"/>&lt;/property&gt;</text:p>
      <text:p text:style-name="P128"/>
      <text:p text:style-name="P129"><text:s text:c="3"/>&lt;property&gt;</text:p>
      <text:p text:style-name="P130"><text:s text:c="8"/>&lt;name&gt;yarn.nodemanager.aux-<text:soft-page-break/>services.mapreduce.shuffle.class&lt;/name&gt;</text:p>
      <text:p text:style-name="P131"><text:s text:c="8"/>&lt;value&gt;org.apache.hadoop.mapred.ShuffleHandler&lt;/value&gt;</text:p>
      <text:p text:style-name="P132"><text:s text:c="3"/>&lt;/property&gt;</text:p>
      <text:p text:style-name="P133"/>
      <text:p text:style-name="P134">&lt;/configuration&gt;</text:p>
      <text:p text:style-name="P135"/>
      <text:p text:style-name="P136"/>
      <text:p text:style-name="P137">Step 13</text:p>
      <text:p text:style-name="P138"/>
      <text:p text:style-name="P139"/>
      <text:p text:style-name="Standard"><text:span text:style-name="T140">$ sud</text:span><text:span text:style-name="T141">o cp mapred-site.xml.template mapred-site.xml</text:span></text:p>
      <text:p text:style-name="P142"/>
      <text:p text:style-name="P143"><text:s/>i.e. make a copy of mapred-site.xml.template and rename it to mapred-site.xml</text:p>
      <text:p text:style-name="P144"/>
      <text:p text:style-name="Standard"><text:span text:style-name="T145">$ sudo nano mapred-site.xml</text:span></text:p>
      <text:p text:style-name="P146"/>
      <text:p text:style-name="P147">&lt;configuration&gt;</text:p>
      <text:p text:style-name="P148"><text:s text:c="3"/>&lt;property&gt;</text:p>
      <text:p text:style-name="P149"><text:s text:c="8"/>&lt;name&gt;mapreduce.framework.name&lt;/name&gt;</text:p>
      <text:p text:style-name="P150"><text:s text:c="8"/>&lt;value&gt;yarn&lt;/value&gt;</text:p>
      <text:p text:style-name="P151"><text:s text:c="3"/>&lt;/property&gt;</text:p>
      <text:p text:style-name="P152">&lt;/configuration&gt;</text:p>
      <text:p text:style-name="P153"/>
      <text:p text:style-name="P154"/>
      <text:p text:style-name="P155">Step 14</text:p>
      <text:p text:style-name="P156"/>
      <text:p text:style-name="P157">$ hdfs namenode -format</text:p>
      <text:p text:style-name="P158"/>
      <text:p text:style-name="P159">Step 15</text:p>
      <text:p text:style-name="P160"/>
      <text:p text:style-name="P161">$ start-dfs.sh</text:p>
      <text:p text:style-name="P162">$ start-yarn.sh</text:p>
      <text:p text:style-name="P163"/>
      <text:p text:style-name="P164">Step 16</text:p>
      <text:p text:style-name="P165">$ jps</text:p>
      <text:p text:style-name="P166"/>
      <text:p text:style-name="P167">12897 SecondaryNameNode</text:p>
      <text:p text:style-name="P168">13057 ResourceManager</text:p>
      <text:soft-page-break/>
      <text:p text:style-name="P169">13360 NodeManager</text:p>
      <text:p text:style-name="P170">12553 NameNode</text:p>
      <text:p text:style-name="P171">12706 DataNode</text:p>
      <text:p text:style-name="P172">13482 Jps</text:p>
      <text:p text:style-name="P173"/>
      <text:p text:style-name="P174"/>
      <text:p text:style-name="P175"/>
      <text:p text:style-name="P176">Check<text:s/>on URL</text:p>
      <text:p text:style-name="P177">http://localhost:50070/ ---- UTILITIES--BROWSE FILE SYSTEM</text:p>
      <text:p text:style-name="P178"/>
      <text:p text:style-name="P179"/>
      <text:p text:style-name="P180">on Command prompt</text:p>
      <text:p text:style-name="P181"/>
      <text:p text:style-name="P182">$ hadoop fs -mkdir /test</text:p>
      <text:p text:style-name="P183">Create a file in local file system myfile</text:p>
      <text:p text:style-name="P184">Copy file from local file system to HDFS file system</text:p>
      <text:p text:style-name="P185">hadoop fs -put <text:s/>/home/hadoop01/myfile <text:s text:c="2"/>/test</text:p>
      <text:p text:style-name="P186">hadoop fs -ls /</text:p>
      <text:p text:style-name="P187">hadoop fs -ls /</text:p>
      <text:p text:style-name="P188">hadoop fs -cat /test/myfile</text:p>
      <text:p text:style-name="P189"/>
      <text:p text:style-name="P190"/>
      <text:p text:style-name="P191"/>
      <text:p text:style-name="P192"/>
      <text:p text:style-name="P193">Before shutting down the system stop Hadoop services</text:p>
      <text:p text:style-name="P194">stop-dfs.sh</text:p>
      <text:p text:style-name="P195">stop-yarn.sh</text:p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style:font-name-complex="Mangal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Nimbus Mono L" style:font-name-complex="Liberation Mono"/>
    </style:style>
    <style:style style:name="BalloonText" style:display-name="Balloon Text" style:family="paragraph" style:parent-style-name="Normal">
      <style:text-properties style:font-name="Tahoma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ikhil Godbole</meta:initial-creator>
    <dc:creator>Varad Ahirwadkar</dc:creator>
    <meta:creation-date>2018-01-15T14:51:00Z</meta:creation-date>
    <dc:date>2019-04-02T05:38:00Z</dc:date>
    <meta:template xlink:href="Normal.dotm" xlink:type="simple"/>
    <meta:editing-cycles>2</meta:editing-cycles>
    <meta:editing-duration>PT6240S</meta:editing-duration>
    <meta:document-statistic meta:page-count="7" meta:paragraph-count="7" meta:word-count="537" meta:character-count="3592" meta:row-count="25" meta:non-whitespace-character-count="3062"/>
  </office:meta>
</office:document-meta>
</file>